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nstallation Instructions for Project on Debian Linux System</text:h>
      <text:h text:style-name="Heading_20_4" text:outline-level="4">Prerequisites</text:h>
      <text:p text:style-name="Text_20_body">Before starting, ensure that you have the following prerequisites installed on your Debian system:</text:p>
      <text:list text:style-name="L1">
        <text:list-item>
          <text:p text:style-name="P5">Node.js (v14.x or later)</text:p>
        </text:list-item>
        <text:list-item>
          <text:p text:style-name="P5">npm (Node Package Manager)</text:p>
        </text:list-item>
        <text:list-item>
          <text:p text:style-name="P4">MariaDB or MySQL server</text:p>
        </text:list-item>
      </text:list>
      <text:h text:style-name="Heading_20_4" text:outline-level="4">Step-by-Step Installation Instructions</text:h>
      <text:p text:style-name="Text_20_body"><text:span text:style-name="Strong_20_Emphasis">1. Update the System</text:span></text:p>
      <text:p text:style-name="Text_20_body">First, update your package lists and upgrade any existing packages.</text:p>
      <text:p text:style-name="P1">bash</text:p>
      <text:p text:style-name="P3"><text:span text:style-name="Source_20_Text">sudo apt update</text:span></text:p>
      <text:p text:style-name="P2"><text:span text:style-name="Source_20_Text">sudo apt upgrade -y</text:span></text:p>
      <text:p text:style-name="Text_20_body"><text:span text:style-name="Strong_20_Emphasis">2. Install Node.js and npm</text:span></text:p>
      <text:p text:style-name="Text_20_body">You can install Node.js and npm using the NodeSource repository.</text:p>
      <text:p text:style-name="P1">bash</text:p>
      <text:p text:style-name="P3"><text:span text:style-name="Source_20_Text">curl -sL https://deb.nodesource.com/setup_16.x | sudo -E bash -</text:span></text:p>
      <text:p text:style-name="P2"><text:span text:style-name="Source_20_Text">sudo apt install -y nodejs</text:span></text:p>
      <text:p text:style-name="Text_20_body">Verify the installation:</text:p>
      <text:p text:style-name="P1">bash</text:p>
      <text:p text:style-name="P3"><text:span text:style-name="Source_20_Text">node -v</text:span></text:p>
      <text:p text:style-name="P2"><text:span text:style-name="Source_20_Text">npm -v</text:span></text:p>
      <text:p text:style-name="Text_20_body"><text:span text:style-name="Strong_20_Emphasis">3. Install MariaDB Server</text:span></text:p>
      <text:p text:style-name="Text_20_body">Install MariaDB server:</text:p>
      <text:p text:style-name="P1">bash</text:p>
      <text:p text:style-name="P2"><text:span text:style-name="Source_20_Text">sudo apt install -y mariadb-server</text:span></text:p>
      <text:p text:style-name="Text_20_body">Start the MariaDB service and enable it to start on boot:</text:p>
      <text:p text:style-name="P1">bash</text:p>
      <text:p text:style-name="P3"><text:span text:style-name="Source_20_Text">sudo systemctl start mariadb</text:span></text:p>
      <text:p text:style-name="P2"><text:span text:style-name="Source_20_Text">sudo systemctl enable mariadb</text:span></text:p>
      <text:p text:style-name="Text_20_body">Secure the MariaDB installation:</text:p>
      <text:p text:style-name="P1">bash</text:p>
      <text:p text:style-name="P2"><text:span text:style-name="Source_20_Text">sudo mysql_secure_installation</text:span></text:p>
      <text:p text:style-name="Text_20_body"><text:soft-page-break/>Follow the prompts to set the root password and secure the installation.</text:p>
      <text:p text:style-name="Text_20_body"><text:span text:style-name="Strong_20_Emphasis">4. Set Up the Database</text:span></text:p>
      <text:p text:style-name="Text_20_body">Log in to the MariaDB shell as the root user:</text:p>
      <text:p text:style-name="P1">bash</text:p>
      <text:p text:style-name="P2"><text:span text:style-name="Source_20_Text">sudo mysql -u root -p</text:span></text:p>
      <text:p text:style-name="Text_20_body">Create the database and tables by running the provided SQL script. You can either paste the SQL directly into the MariaDB shell or run a script file. If using a script file, save the provided SQL setup code to a file named <text:span text:style-name="Source_20_Text">create_database.sql</text:span> and run:</text:p>
      <text:p text:style-name="P1">bash</text:p>
      <text:p text:style-name="P2"><text:span text:style-name="Source_20_Text">sudo mysql -u root -p &lt; create_database.sql</text:span></text:p>
      <text:p text:style-name="Text_20_body">If pasting directly, open the MariaDB shell and paste the SQL commands provided earlier.</text:p>
      <text:p text:style-name="Text_20_body"><text:span text:style-name="Strong_20_Emphasis">5. Clone the Project Repository</text:span></text:p>
      <text:p text:style-name="Text_20_body">Navigate to the directory where you want to clone your project and clone the repository:</text:p>
      <text:p text:style-name="P1">bash</text:p>
      <text:p text:style-name="P3"><text:span text:style-name="Source_20_Text">git clone https://github.com/tomd1415/report-gen.git</text:span></text:p>
      <text:p text:style-name="P2"><text:span text:style-name="Source_20_Text">cd your-repository-folder</text:span></text:p>
      <text:p text:style-name="Text_20_body"><text:span text:style-name="Strong_20_Emphasis">6. Install Project Dependencies</text:span></text:p>
      <text:p text:style-name="Text_20_body">Install the required npm packages:</text:p>
      <text:p text:style-name="P1">bash</text:p>
      <text:p text:style-name="P2"><text:span text:style-name="Source_20_Text">npm install</text:span></text:p>
      <text:p text:style-name="Text_20_body"><text:span text:style-name="Strong_20_Emphasis">7. Configure Environment Variables</text:span></text:p>
      <text:p text:style-name="Text_20_body">Create a <text:span text:style-name="Source_20_Text">.env</text:span> file in the root of your project directory with the following content (adjust as necessary):</text:p>
      <text:p text:style-name="P1">makefile</text:p>
      <text:p text:style-name="P3"><text:span text:style-name="Source_20_Text">OPENAI_API_KEY=your-openai-api-key</text:span></text:p>
      <text:p text:style-name="P3"><text:span text:style-name="Source_20_Text">DB_HOST=127.0.0.1</text:span></text:p>
      <text:p text:style-name="P3"><text:span text:style-name="Source_20_Text">DB_USER=root</text:span></text:p>
      <text:p text:style-name="P3"><text:span text:style-name="Source_20_Text">DB_PASSWORD=exhall2024</text:span></text:p>
      <text:p text:style-name="P2"><text:span text:style-name="Source_20_Text">DB_NAME=comment_bank</text:span></text:p>
      <text:p text:style-name="Text_20_body"><text:span text:style-name="Strong_20_Emphasis">8. Start the Server</text:span></text:p>
      <text:p text:style-name="Text_20_body">Start the server using Node.js:</text:p>
      <text:p text:style-name="P1">bash</text:p>
      <text:p text:style-name="P2"><text:span text:style-name="Source_20_Text">node server.mjs</text:span></text:p>
      <text:p text:style-name="Text_20_body">You should see a message indicating that the server is running:</text:p>
      <text:p text:style-name="P1"><text:soft-page-break/>arduino</text:p>
      <text:p text:style-name="P2"><text:span text:style-name="Source_20_Text">Server running at http://localhost:3000</text:span></text:p>
      <text:p text:style-name="Text_20_body"><text:span text:style-name="Strong_20_Emphasis">9. Access the Application</text:span></text:p>
      <text:p text:style-name="Text_20_body">Open a web browser and navigate to <text:span text:style-name="Source_20_Text">http://localhost:3000</text:span> to access the application.</text:p>
      <text:h text:style-name="Heading_20_3" text:outline-level="3">Additional Notes</text:h>
      <text:list text:style-name="L2">
        <text:list-item>
          <text:p text:style-name="P7"><text:span text:style-name="Strong_20_Emphasis">Firewall</text:span>: Ensure that your firewall allows traffic on port 3000 if you are accessing the server remotely.</text:p>
        </text:list-item>
        <text:list-item>
          <text:p text:style-name="P6"><text:span text:style-name="Strong_20_Emphasis">Service Management</text:span>: For production environments, consider using a process manager like <text:span text:style-name="Source_20_Text">pm2</text:span> to manage the Node.js application. Install <text:span text:style-name="Source_20_Text">pm2</text:span>:</text:p>
        </text:list-item>
      </text:list>
      <text:p text:style-name="P1">bash</text:p>
      <text:p text:style-name="P2"><text:span text:style-name="Source_20_Text">sudo npm install -g pm2</text:span></text:p>
      <text:p text:style-name="Text_20_body">Start the application with <text:span text:style-name="Source_20_Text">pm2</text:span>:</text:p>
      <text:p text:style-name="P1">bash</text:p>
      <text:p text:style-name="P3"><text:span text:style-name="Source_20_Text">pm2 start server.mjs</text:span></text:p>
      <text:p text:style-name="P3"><text:span text:style-name="Source_20_Text">pm2 startup</text:span></text:p>
      <text:p text:style-name="P2"><text:span text:style-name="Source_20_Text">pm2 save</text:span></text:p>
      <text:p text:style-name="Text_20_body">This ensures that your application restarts automatically if the server reboots.</text:p>
      <text:h text:style-name="Heading_20_3" text:outline-level="3">Troubleshooting</text:h>
      <text:list text:style-name="L3">
        <text:list-item>
          <text:p text:style-name="P9"><text:span text:style-name="Strong_20_Emphasis">Database Connection Errors</text:span>: Ensure that the database credentials in your <text:span text:style-name="Source_20_Text">.env</text:span> file are correct and that the MariaDB server is running.</text:p>
        </text:list-item>
        <text:list-item>
          <text:p text:style-name="P8"><text:span text:style-name="Strong_20_Emphasis">Dependencies</text:span>: Ensure all npm dependencies are installed correctly by running <text:span text:style-name="Source_20_Text">npm install</text:span> in the project directory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2:57:13.054231946</meta:creation-date>
    <dc:date>2024-05-25T13:02:23.856995991</dc:date>
    <meta:editing-duration>PT5M14S</meta:editing-duration>
    <meta:editing-cycles>1</meta:editing-cycles>
    <meta:document-statistic meta:table-count="0" meta:image-count="0" meta:object-count="0" meta:page-count="3" meta:paragraph-count="81" meta:word-count="460" meta:character-count="2980" meta:non-whitespace-character-count="2608"/>
    <meta:generator>LibreOffice/7.4.7.2$Linux_X86_64 LibreOffice_project/40$Build-2</meta:generator>
  </office:meta>
</office:document-meta>
</file>